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>
      <style:paragraph-properties fo:margin-top="0in" fo:margin-bottom="0in" fo:padding="0.0193in" fo:border="0.0008in solid #d9d9e3"/>
    </style:style>
    <style:style style:name="P3" style:family="paragraph" style:parent-style-name="Preformatted_20_Text">
      <style:paragraph-properties fo:margin-top="0in" fo:margin-bottom="0.1965in" fo:padding="0.0193in" fo:border="0.0008in solid #d9d9e3"/>
    </style:style>
    <style:style style:name="P4" style:family="paragraph" style:parent-style-name="Preformatted_20_Text">
      <style:paragraph-properties fo:padding="0.0193in" fo:border="0.0008in solid #d9d9e3"/>
    </style:style>
    <style:style style:name="P5" style:family="paragraph" style:parent-style-name="Heading_20_3">
      <style:paragraph-properties fo:padding="0.0193in" fo:border="0.0008in solid #d9d9e3"/>
    </style:style>
    <style:style style:name="P6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ятая часть учебника React фокусируется на интеграции библиотек и взаимодействии с внешними технологиями, что позволяет создавать более разнообразные и мощные приложения.</text:p>
      <text:h text:style-name="P5" text:outline-level="3">Часть 5: Интеграция с другими технологиями</text:h>
      <text:h text:style-name="P6" text:outline-level="4">13. <text:span text:style-name="Strong_20_Emphasis">Работа с API и AJAX в React</text:span></text:h>
      <text:p text:style-name="P1">Взаимодействие с внешними API является ключевым аспектом многих веб-приложений. В React это можно делать с помощью функций, таких как <text:span text:style-name="Source_20_Text">fetch</text:span> или библиотеки, например, <text:span text:style-name="Source_20_Text">axios</text:span>, для выполнения HTTP-запросов и обработки полученных данных.</text:p>
      <text:p text:style-name="P1"><text:span text:style-name="Strong_20_Emphasis">Пример использования </text:span><text:span text:style-name="Strong_20_Emphasis"><text:span text:style-name="Source_20_Text">fetch</text:span></text:span><text:span text:style-name="Strong_20_Emphasis">:</text:span></text:p>
      <text:p text:style-name="P4">javascriptCopy code</text:p>
      <text:p text:style-name="P4"><text:span text:style-name="Source_20_Text">fetch('https://api.example.com/data')</text:span></text:p>
      <text:p text:style-name="P4"><text:span text:style-name="Source_20_Text"><text:s text:c="2"/>.then(response =&gt; response.json())</text:span></text:p>
      <text:p text:style-name="P4"><text:span text:style-name="Source_20_Text"><text:s text:c="2"/>.then(data =&gt; console.log(data))</text:span></text:p>
      <text:p text:style-name="P3"><text:span text:style-name="Source_20_Text"><text:s text:c="2"/>.catch(error =&gt; console.error(error));</text:span></text:p>
      <text:h text:style-name="P6" text:outline-level="4">14. <text:span text:style-name="Strong_20_Emphasis">Интеграция с библиотеками и фреймворками</text:span></text:h>
      <text:p text:style-name="P1">React позволяет легко интегрироваться с различными библиотеками и фреймворками, такими как D3.js для визуализации данных, Three.js для создания 3D-графики, или библиотеки для управления состоянием, например, MobX.</text:p>
      <text:p text:style-name="P1"><text:span text:style-name="Strong_20_Emphasis">Пример использования D3.js с React:</text:span></text:p>
      <text:p text:style-name="P4">javascriptCopy code</text:p>
      <text:p text:style-name="P4"><text:span text:style-name="Source_20_Text">import React, { useRef, useEffect } from 'react';</text:span></text:p>
      <text:p text:style-name="P4"><text:span text:style-name="Source_20_Text">import * as d3 from 'd3';</text:span></text:p>
      <text:p text:style-name="P4"/>
      <text:p text:style-name="P4"><text:span text:style-name="Source_20_Text">function BarChart({ data }) {</text:span></text:p>
      <text:p text:style-name="P4"><text:span text:style-name="Source_20_Text"><text:s text:c="2"/>const chartRef = useRef();</text:span></text:p>
      <text:p text:style-name="P4"/>
      <text:p text:style-name="P4"><text:span text:style-name="Source_20_Text"><text:s text:c="2"/>useEffect(() =&gt; {</text:span></text:p>
      <text:p text:style-name="P4"><text:span text:style-name="Source_20_Text"><text:s text:c="4"/>const svg = d3.select(chartRef.current);</text:span></text:p>
      <text:p text:style-name="P4"><text:span text:style-name="Source_20_Text"><text:s text:c="4"/>// Создание графика с использованием D3.js</text:span></text:p>
      <text:p text:style-name="P4"><text:span text:style-name="Source_20_Text"><text:s text:c="2"/>}, [data]);</text:span></text:p>
      <text:p text:style-name="P4"/>
      <text:p text:style-name="P4"><text:span text:style-name="Source_20_Text"><text:s text:c="2"/>return (</text:span></text:p>
      <text:p text:style-name="P4"><text:span text:style-name="Source_20_Text"><text:s text:c="4"/>&lt;svg ref={chartRef}&gt;</text:span></text:p>
      <text:p text:style-name="P4"><text:span text:style-name="Source_20_Text"><text:s text:c="6"/>{/* Содержимое графика */}</text:span></text:p>
      <text:p text:style-name="P4"><text:span text:style-name="Source_20_Text"><text:s text:c="4"/>&lt;/svg&gt;</text:span></text:p>
      <text:p text:style-name="P4"><text:span text:style-name="Source_20_Text"><text:s text:c="2"/>);</text:span></text:p>
      <text:p text:style-name="P3"><text:span text:style-name="Source_20_Text">}</text:span></text:p>
      <text:p text:style-name="P1">Использование таких библиотек расширяет функциональность React-приложений, добавляя возможности визуализации, управления данными и другие возможности.</text:p>
      <text:p text:style-name="P1">Изучение интеграции с внешними технологиями поможет разработчику создавать более мощные и универсальные приложения, учитывая разнообразные потребности и требования пользователей.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31:32.73</dc:date>
    <meta:document-statistic meta:table-count="0" meta:image-count="0" meta:object-count="0" meta:page-count="1" meta:paragraph-count="30" meta:word-count="202" meta:character-count="1641"/>
    <dc:creator>Dima Wide</dc:creator>
    <meta:user-defined meta:name="Info 1"/>
    <meta:user-defined meta:name="Info 2"/>
    <meta:user-defined meta:name="Info 3"/>
    <meta:user-defined meta:name="Info 4"/>
  </office:meta>
</office:document-meta>
</file>